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text-underline-style="solid" style:text-underline-type="double" style:text-underline-width="auto" style:text-underline-color="font-color" style:font-size-asian="10pt" style:font-size-complex="10pt"/>
    </style:style>
    <style:style style:name="P2" style:family="paragraph" style:parent-style-name="Standard">
      <style:text-properties style:font-name="DejaVu San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plice-linux project</text:p>
      <text:p text:style-name="P2"/>
      <text:p text:style-name="P2">Not the usual Debian remix, since 2009.</text:p>
      <text:p text:style-name="P2"></text:p>
      <text:p text:style-name="P2">Debian is awesome: Everybody can modify, improve and remix it to fit their needs. It is a great base for a fast, lightweight, clean, andsimple distribution. This is the aim of Semplice Linux, which is based on Debian sid to be always on the edge.</text:p>
      <text:p text:style-name="P2"></text:p>
      <text:p text:style-name="P2">Designed to be lightning fast on modern 64-bit machines, it also works well on old glories, requiring only a 486 (or better) processor and 384</text:p>
      <text:p text:style-name="P2">MB of RAM. To provide this fast environment, <text:s/>the distribution is based on Openbox.</text:p>
      <text:p text:style-name="P2"></text:p>
      <text:p text:style-name="P2">Semplice doesn't harm any Debian iso –everything is built from scratch, based on official debian tools and official archives. The process is</text:p>
      <text:p text:style-name="P2">automatic and ensures to have the same working environment across all builds. We try to compile according to the Debian Policy and everything</text:p>
      <text:p text:style-name="P2">modified by us is available in our repositories. In fact, it's possible to get the same Semplice system simply starting from a basic debian booststrap.</text:p>
      <text:p text:style-name="P2"></text:p>
      <text:p text:style-name="P2"><text:soft-page-break/>Although we strongly believe in open source, we do include non-free firmware in the standard distribution, to support a wide variety ofmachines. To encourage you to live without non-free software, we make it easy to remove them. See http://semplice-linux.org/doku/semplice:nonfree#installed_system for more information</text:p>
      <text:p text:style-name="P2"></text:p>
      <text:p text:style-name="P2">Semplice provides a base working system for everything a common user needs. You will find a word processor (Abiword), a spreadsheet</text:p>
      <text:p text:style-name="P2">(Gnumeric), a music player (Exaile) and a great web browser (Chromium). And of course, the Synaptic Package Manager which lets you install the 38,000 packages that Debian offers!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2-04-24T21:50:00</meta:creation-date>
    <dc:date>2012-04-24T22:00:57</dc:date>
    <dc:creator>walter </dc:creator>
    <meta:editing-duration>P0D</meta:editing-duration>
    <meta:editing-cycles>1</meta:editing-cycles>
    <meta:document-statistic meta:table-count="0" meta:image-count="0" meta:object-count="0" meta:page-count="2" meta:paragraph-count="17" meta:word-count="256" meta:character-count="1623" meta:non-whitespace-character-count="1347"/>
    <meta:generator>LibreOffice/3.5$Linux_x86 LibreOffice_project/350m1$Build-202</meta:generator>
  </office:meta>
</office:document-meta>
</file>